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cm" draw:marker-start="Square_20_45" draw:marker-start-width="0.528cm" draw:marker-end="Symmetric_20_Arrow" draw:marker-end-width="0.528cm" draw:fill="none" draw:textarea-vertical-align="middle" fo:padding-top="0.174cm" fo:padding-bottom="0.174cm" fo:padding-left="0.299cm" fo:padding-right="0.299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="Symmetric_20_Arrow" draw:marker-start-width="0.528cm" draw:marker-end="" draw:marker-end-width="0.528cm" draw:fill="none" draw:textarea-vertical-align="middle" fo:padding-top="0.174cm" fo:padding-bottom="0.174cm" fo:padding-left="0.299cm" fo:padding-right="0.299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objectwithoutfill">
      <style:graphic-properties svg:stroke-width="0.1cm" draw:marker-start="" draw:marker-start-width="0.528cm" draw:marker-end="Symmetric_20_Arrow" draw:marker-end-width="0.528cm" draw:fill="none" draw:textarea-vertical-align="middle" fo:padding-top="0.174cm" fo:padding-bottom="0.174cm" fo:padding-left="0.299cm" fo:padding-right="0.299cm"/>
    </style:style>
    <style:style style:name="gr8" style:family="graphic" style:parent-style-name="objectwithoutfill">
      <style:graphic-properties svg:stroke-color="#ffffff"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="" draw:marker-start-width="0.528cm" draw:marker-end="" draw:marker-end-width="0.528cm" draw:fill="none" draw:textarea-vertical-align="middle" fo:padding-top="0.174cm" fo:padding-bottom="0.174cm" fo:padding-left="0.299cm" fo:padding-right="0.299cm"/>
    </style:style>
    <style:style style:name="gr12" style:family="graphic" style:parent-style-name="objectwithoutfill">
      <style:graphic-properties svg:stroke-width="0.1cm" draw:marker-start="Square_20_45" draw:marker-start-width="0.528cm" draw:marker-end="" draw:marker-end-width="0.528cm" draw:fill="none" draw:textarea-vertical-align="middle" fo:padding-top="0.174cm" fo:padding-bottom="0.174cm" fo:padding-left="0.299cm" fo:padding-right="0.299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1cm" svg:x="6cm" svg:y="6cm">
          <text:p text:style-name="P1">child : <text:span text:style-name="T1">Person</text:span></text:p>
        </draw:rect>
        <draw:rect draw:style-name="gr1" draw:text-style-name="P1" draw:layer="layout" svg:width="5cm" svg:height="1cm" svg:x="1cm" svg:y="1cm">
          <text:p text:style-name="P1">pa : <text:span text:style-name="T1">Person</text:span></text:p>
        </draw:rect>
        <draw:rect draw:style-name="gr1" draw:text-style-name="P1" draw:layer="layout" svg:width="5cm" svg:height="1cm" svg:x="11cm" svg:y="1cm">
          <text:p text:style-name="P1">ma : <text:span text:style-name="T1">Person</text:span></text:p>
        </draw:rect>
        <draw:line draw:style-name="gr2" draw:text-style-name="P1" draw:layer="layout" svg:x1="8.4cm" svg:y1="7cm" svg:x2="8.4cm" svg:y2="9cm">
          <text:p/>
        </draw:line>
        <draw:frame draw:style-name="gr3" draw:layer="layout" svg:width="2.6cm" svg:height="1.1cm" svg:x="6.4cm" svg:y="7.9cm">
          <draw:text-box>
            <text:p>name</text:p>
          </draw:text-box>
        </draw:frame>
        <draw:line draw:style-name="gr2" draw:text-style-name="P1" draw:layer="layout" svg:x1="13.5cm" svg:y1="2cm" svg:x2="13.5cm" svg:y2="4cm">
          <text:p/>
        </draw:line>
        <draw:frame draw:style-name="gr3" draw:layer="layout" svg:width="2.6cm" svg:height="1.1cm" svg:x="11.4cm" svg:y="3cm">
          <draw:text-box>
            <text:p>name</text:p>
          </draw:text-box>
        </draw:frame>
        <draw:line draw:style-name="gr2" draw:text-style-name="P1" draw:layer="layout" svg:x1="3.5cm" svg:y1="2cm" svg:x2="3.5cm" svg:y2="4cm">
          <text:p/>
        </draw:line>
        <draw:frame draw:style-name="gr3" draw:layer="layout" svg:width="2.6cm" svg:height="1.1cm" svg:x="1.4cm" svg:y="3cm">
          <draw:text-box>
            <text:p>name</text:p>
          </draw:text-box>
        </draw:frame>
        <draw:custom-shape draw:style-name="gr4" draw:text-style-name="P1" draw:layer="layout" svg:width="5cm" svg:height="1cm" svg:x="5.9cm" svg:y="9cm">
          <text:p text:style-name="P1">“baby” : <text:span text:style-name="T1">String</text:span></text:p>
          <draw:enhanced-geometry svg:viewBox="0 0 21600 21600" draw:path-stretchpoint-x="10800" draw:path-stretchpoint-y="10800" draw:text-areas="?f3 ?f4 ?f5 ?f6" draw:type="round-rectangle" draw:modifiers="10141.8581418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cm" svg:height="1cm" svg:x="11cm" svg:y="4cm">
          <text:p text:style-name="P1">“mother” : <text:span text:style-name="T1">String</text:span></text:p>
          <draw:enhanced-geometry svg:viewBox="0 0 21600 21600" draw:path-stretchpoint-x="10800" draw:path-stretchpoint-y="10800" draw:text-areas="?f3 ?f4 ?f5 ?f6" draw:type="round-rectangle" draw:modifiers="10141.8581418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cm" svg:height="1cm" svg:x="1cm" svg:y="4cm">
          <text:p text:style-name="P1">“father” : <text:span text:style-name="T1">String</text:span></text:p>
          <draw:enhanced-geometry svg:viewBox="0 0 21600 21600" draw:path-stretchpoint-x="10800" draw:path-stretchpoint-y="10800" draw:text-areas="?f3 ?f4 ?f5 ?f6" draw:type="round-rectangle" draw:modifiers="10271.32867132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cm" svg:y1="1.2cm" svg:x2="11cm" svg:y2="1.2cm">
          <text:p/>
        </draw:line>
        <draw:frame draw:style-name="gr6" draw:layer="layout" svg:width="3.3cm" svg:height="1.675cm" svg:x="6.2cm" svg:y="0.125cm">
          <draw:text-box>
            <text:p>partner</text:p>
          </draw:text-box>
        </draw:frame>
        <draw:frame draw:style-name="gr6" draw:layer="layout" svg:width="3.3cm" svg:height="1.675cm" svg:x="8.5cm" svg:y="1.725cm">
          <draw:text-box>
            <text:p>partner</text:p>
          </draw:text-box>
        </draw:frame>
        <draw:line draw:style-name="gr7" draw:text-style-name="P1" draw:layer="layout" svg:x1="6cm" svg:y1="1.7cm" svg:x2="11cm" svg:y2="1.7cm">
          <text:p/>
        </draw:line>
        <draw:line draw:style-name="gr8" draw:text-style-name="P1" draw:layer="layout" svg:x1="16.5cm" svg:y1="0.4cm" svg:x2="16.5cm" svg:y2="10.5cm">
          <text:p/>
        </draw:line>
        <draw:line draw:style-name="gr8" draw:text-style-name="P1" draw:layer="layout" svg:x1="0.5cm" svg:y1="10.5cm" svg:x2="16.5cm" svg:y2="10.5cm">
          <text:p/>
        </draw:line>
        <draw:line draw:style-name="gr8" draw:text-style-name="P1" draw:layer="layout" svg:x1="16.5cm" svg:y1="0.5cm" svg:x2="16.5cm" svg:y2="10.5cm">
          <text:p/>
        </draw:line>
        <draw:line draw:style-name="gr8" draw:text-style-name="P1" draw:layer="layout" svg:x1="0.5cm" svg:y1="10.5cm" svg:x2="16.5cm" svg:y2="10.5cm">
          <text:p/>
        </draw:line>
      </draw:page>
      <draw:page draw:name="page2" draw:style-name="dp1" draw:master-page-name="Default">
        <draw:rect draw:style-name="gr1" draw:text-style-name="P1" draw:layer="layout" svg:width="5cm" svg:height="1.025cm" svg:x="5.8cm" svg:y="8.45cm">
          <text:p text:style-name="P1">child : <text:span text:style-name="T1">Person</text:span></text:p>
        </draw:rect>
        <draw:rect draw:style-name="gr1" draw:text-style-name="P1" draw:layer="layout" svg:width="5cm" svg:height="1cm" svg:x="1cm" svg:y="1cm">
          <text:p text:style-name="P1">pa : <text:span text:style-name="T1">Person</text:span></text:p>
        </draw:rect>
        <draw:rect draw:style-name="gr1" draw:text-style-name="P1" draw:layer="layout" svg:width="5cm" svg:height="1cm" svg:x="11cm" svg:y="0.975cm">
          <text:p text:style-name="P1">ma : <text:span text:style-name="T1">Person</text:span></text:p>
        </draw:rect>
        <draw:g>
          <draw:rect draw:style-name="gr9" draw:text-style-name="P1" draw:layer="layout" svg:width="3.981cm" svg:height="1cm" svg:x="6.719cm" svg:y="5.85cm">
            <text:p/>
          </draw:rect>
          <draw:rect draw:style-name="gr9" draw:text-style-name="P1" draw:layer="layout" svg:width="3.982cm" svg:height="1cm" svg:x="6.559cm" svg:y="5.65cm">
            <text:p/>
          </draw:rect>
          <draw:rect draw:style-name="gr1" draw:text-style-name="P1" draw:layer="layout" svg:width="3.981cm" svg:height="1cm" svg:x="6.4cm" svg:y="5.45cm">
            <text:p text:style-name="P1"><text:span text:style-name="T1">Person[0..2]</text:span></text:p>
          </draw:rect>
        </draw:g>
        <draw:g>
          <draw:rect draw:style-name="gr9" draw:text-style-name="P1" draw:layer="layout" svg:width="3.981cm" svg:height="1cm" svg:x="12.019cm" svg:y="5cm">
            <text:p/>
          </draw:rect>
          <draw:rect draw:style-name="gr9" draw:text-style-name="P1" draw:layer="layout" svg:width="3.982cm" svg:height="1cm" svg:x="11.859cm" svg:y="4.8cm">
            <text:p/>
          </draw:rect>
          <draw:rect draw:style-name="gr1" draw:text-style-name="P1" draw:layer="layout" svg:width="3.981cm" svg:height="1cm" svg:x="11.7cm" svg:y="4.6cm">
            <text:p text:style-name="P1"><text:span text:style-name="T1">Person[*]</text:span></text:p>
          </draw:rect>
        </draw:g>
        <draw:g>
          <draw:rect draw:style-name="gr9" draw:text-style-name="P1" draw:layer="layout" svg:width="3.981cm" svg:height="1cm" svg:x="1.319cm" svg:y="5cm">
            <text:p/>
          </draw:rect>
          <draw:rect draw:style-name="gr9" draw:text-style-name="P1" draw:layer="layout" svg:width="3.982cm" svg:height="1cm" svg:x="1.159cm" svg:y="4.8cm">
            <text:p/>
          </draw:rect>
          <draw:rect draw:style-name="gr1" draw:text-style-name="P1" draw:layer="layout" svg:width="3.981cm" svg:height="1cm" svg:x="1cm" svg:y="4.6cm">
            <text:p text:style-name="P1"><text:span text:style-name="T1">Person[*]</text:span></text:p>
          </draw:rect>
        </draw:g>
        <draw:line draw:style-name="gr10" draw:text-style-name="P1" draw:layer="layout" svg:x1="6.9cm" svg:y1="5.4cm" svg:x2="5.9cm" svg:y2="3cm">
          <text:p/>
        </draw:line>
        <draw:line draw:style-name="gr2" draw:text-style-name="P1" draw:layer="layout" svg:x1="8.4cm" svg:y1="8.45cm" svg:x2="8.4cm" svg:y2="6.85cm">
          <text:p/>
        </draw:line>
        <draw:line draw:style-name="gr2" draw:text-style-name="P1" draw:layer="layout" svg:x1="3.2cm" svg:y1="3cm" svg:x2="3.2cm" svg:y2="4.6cm">
          <text:p/>
        </draw:line>
        <draw:line draw:style-name="gr2" draw:text-style-name="P1" draw:layer="layout" svg:x1="13.7cm" svg:y1="3cm" svg:x2="13.7cm" svg:y2="4.6cm">
          <text:p/>
        </draw:line>
        <draw:line draw:style-name="gr10" draw:text-style-name="P1" draw:layer="layout" svg:x1="14cm" svg:y1="6.1cm" svg:x2="10.8cm" svg:y2="8.5cm">
          <text:p/>
        </draw:line>
        <draw:line draw:style-name="gr10" draw:text-style-name="P1" draw:layer="layout" svg:x1="3.4cm" svg:y1="6cm" svg:x2="5.8cm" svg:y2="8.5cm">
          <text:p/>
        </draw:line>
        <draw:line draw:style-name="gr10" draw:text-style-name="P1" draw:layer="layout" svg:x1="9.9cm" svg:y1="5.5cm" svg:x2="11.1cm" svg:y2="3cm">
          <text:p/>
        </draw:line>
        <draw:frame draw:style-name="gr6" draw:layer="layout" svg:width="2.8cm" svg:height="1.675cm" svg:x="13.9cm" svg:y="3.7cm">
          <draw:text-box>
            <text:p>children</text:p>
          </draw:text-box>
        </draw:frame>
        <draw:frame draw:style-name="gr6" draw:layer="layout" svg:width="3.3cm" svg:height="1.675cm" svg:x="0.4cm" svg:y="3.625cm">
          <draw:text-box>
            <text:p>children</text:p>
          </draw:text-box>
        </draw:frame>
        <draw:frame draw:style-name="gr6" draw:layer="layout" svg:width="3.3cm" svg:height="1.675cm" svg:x="6.2cm" svg:y="0.6cm">
          <draw:text-box>
            <text:p>partner</text:p>
          </draw:text-box>
        </draw:frame>
        <draw:frame draw:style-name="gr6" draw:layer="layout" svg:width="3.3cm" svg:height="1.675cm" svg:x="8.6cm" svg:y="6.675cm">
          <draw:text-box>
            <text:p>parents</text:p>
          </draw:text-box>
        </draw:frame>
        <draw:line draw:style-name="gr5" draw:text-style-name="P1" draw:layer="layout" svg:x1="6cm" svg:y1="1.5cm" svg:x2="11cm" svg:y2="1.5cm">
          <text:p/>
        </draw:line>
        <draw:frame draw:style-name="gr6" draw:layer="layout" svg:width="3.3cm" svg:height="1.675cm" svg:x="8.6cm" svg:y="1.6cm">
          <draw:text-box>
            <text:p>partner</text:p>
          </draw:text-box>
        </draw:frame>
        <draw:line draw:style-name="gr7" draw:text-style-name="P1" draw:layer="layout" svg:x1="6cm" svg:y1="2.5cm" svg:x2="11cm" svg:y2="2.5cm">
          <text:p/>
        </draw:line>
        <draw:rect draw:style-name="gr1" draw:text-style-name="P1" draw:layer="layout" svg:width="5cm" svg:height="1.025cm" svg:x="5.8cm" svg:y="9.475cm">
          <text:p text:style-name="P1">name =<text:span text:style-name="T2"> “baby”</text:span></text:p>
        </draw:rect>
        <draw:rect draw:style-name="gr1" draw:text-style-name="P1" draw:layer="layout" svg:width="5cm" svg:height="1.025cm" svg:x="1cm" svg:y="1.975cm">
          <text:p text:style-name="P1">name =<text:span text:style-name="T2"> “father”</text:span></text:p>
        </draw:rect>
        <draw:rect draw:style-name="gr1" draw:text-style-name="P1" draw:layer="layout" svg:width="5cm" svg:height="1.025cm" svg:x="11cm" svg:y="1.975cm">
          <text:p text:style-name="P1">name =<text:span text:style-name="T2"> “mother”</text:span></text:p>
        </draw:rect>
      </draw:page>
      <draw:page draw:name="page3" draw:style-name="dp1" draw:master-page-name="Default">
        <draw:rect draw:style-name="gr1" draw:text-style-name="P1" draw:layer="layout" svg:width="5cm" svg:height="1.025cm" svg:x="4.5cm" svg:y="3.475cm">
          <text:p text:style-name="P1">Priestess : <text:span text:style-name="T1">Class</text:span></text:p>
        </draw:rect>
        <draw:rect draw:style-name="gr1" draw:text-style-name="P1" draw:layer="layout" svg:width="3cm" svg:height="1cm" svg:x="0.5cm" svg:y="4.025cm">
          <text:p><text:s/><text:span text:style-name="T3">«</text:span><text:span text:style-name="T4">Female</text:span><text:span text:style-name="T3">»</text:span></text:p>
        </draw:rect>
        <draw:rect draw:style-name="gr1" draw:text-style-name="P1" draw:layer="layout" svg:width="6cm" svg:height="1cm" svg:x="10.5cm" svg:y="3.5cm">
          <text:p text:style-name="P1"><text:span text:style-name="T3">«</text:span>Priest<text:span text:style-name="T3">»</text:span></text:p>
        </draw:rect>
        <draw:g>
          <draw:rect draw:style-name="gr9" draw:text-style-name="P1" draw:layer="layout" svg:width="7.036cm" svg:height="1cm" svg:x="8.564cm" svg:y="7.425cm">
            <text:p/>
          </draw:rect>
          <draw:rect draw:style-name="gr9" draw:text-style-name="P1" draw:layer="layout" svg:width="7.038cm" svg:height="1cm" svg:x="8.281cm" svg:y="7.225cm">
            <text:p/>
          </draw:rect>
          <draw:rect draw:style-name="gr1" draw:text-style-name="P1" draw:layer="layout" svg:width="7.036cm" svg:height="1cm" svg:x="8cm" svg:y="7.025cm">
            <text:p text:style-name="P1"><text:span text:style-name="T3">«</text:span><text:span text:style-name="T2">Priest</text:span><text:span text:style-name="T3">»</text:span><text:span text:style-name="T2">[*]</text:span></text:p>
          </draw:rect>
        </draw:g>
        <draw:line draw:style-name="gr2" draw:text-style-name="P1" draw:layer="layout" svg:x1="8.5cm" svg:y1="5.525cm" svg:x2="8.5cm" svg:y2="7.025cm">
          <text:p/>
        </draw:line>
        <draw:line draw:style-name="gr7" draw:text-style-name="P1" draw:layer="layout" svg:x1="2cm" svg:y1="7.025cm" svg:x2="2cm" svg:y2="5.025cm">
          <text:p/>
        </draw:line>
        <draw:line draw:style-name="gr7" draw:text-style-name="P1" draw:layer="layout" svg:x1="8.5cm" svg:y1="2.025cm" svg:x2="8.5cm" svg:y2="3.425cm">
          <text:p/>
        </draw:line>
        <draw:line draw:style-name="gr10" draw:text-style-name="P1" draw:layer="layout" svg:x1="13.5cm" svg:y1="7.025cm" svg:x2="13.5cm" svg:y2="5.525cm">
          <text:p/>
        </draw:line>
        <draw:frame draw:style-name="gr6" draw:layer="layout" svg:width="4cm" svg:height="1.675cm" svg:x="7.8cm" svg:y="1.025cm">
          <draw:text-box>
            <text:p>base_Class</text:p>
          </draw:text-box>
        </draw:frame>
        <draw:frame draw:style-name="gr6" draw:layer="layout" svg:width="5.7cm" svg:height="1.675cm" svg:x="0.6cm" svg:y="7.025cm">
          <draw:text-box>
            <text:p>extension_Gender</text:p>
          </draw:text-box>
        </draw:frame>
        <draw:frame draw:style-name="gr6" draw:layer="layout" svg:width="4.9cm" svg:height="1.675cm" svg:x="8.4cm" svg:y="5.925cm">
          <draw:text-box>
            <text:p>extension_Role</text:p>
          </draw:text-box>
        </draw:frame>
        <draw:line draw:style-name="gr7" draw:text-style-name="P1" draw:layer="layout" svg:x1="5.5cm" svg:y1="2.025cm" svg:x2="5.5cm" svg:y2="3.525cm">
          <text:p/>
        </draw:line>
        <draw:rect draw:style-name="gr1" draw:text-style-name="P1" draw:layer="layout" svg:width="5cm" svg:height="1.025cm" svg:x="4.5cm" svg:y="4.5cm">
          <text:p text:style-name="P1">name : String</text:p>
        </draw:rect>
        <draw:rect draw:style-name="gr1" draw:text-style-name="P1" draw:layer="layout" svg:width="6cm" svg:height="1.025cm" svg:x="10.5cm" svg:y="4.5cm">
          <text:p text:style-name="P1">priesthood = RABBI</text:p>
        </draw:rect>
        <draw:frame draw:style-name="gr6" draw:layer="layout" svg:width="4cm" svg:height="1.675cm" svg:x="3.2cm" svg:y="1.025cm">
          <draw:text-box>
            <text:p>base_Class</text:p>
          </draw:text-box>
        </draw:frame>
        <draw:line draw:style-name="gr11" draw:text-style-name="P1" draw:layer="layout" svg:x1="2cm" svg:y1="2.025cm" svg:x2="2cm" svg:y2="4.025cm">
          <text:p/>
        </draw:line>
        <draw:line draw:style-name="gr11" draw:text-style-name="P1" draw:layer="layout" svg:x1="2cm" svg:y1="2.025cm" svg:x2="5.5cm" svg:y2="2.025cm">
          <text:p/>
        </draw:line>
        <draw:line draw:style-name="gr11" draw:text-style-name="P1" draw:layer="layout" svg:x1="13.5cm" svg:y1="2.025cm" svg:x2="13.5cm" svg:y2="3.525cm">
          <text:p/>
        </draw:line>
        <draw:line draw:style-name="gr11" draw:text-style-name="P1" draw:layer="layout" svg:x1="8.5cm" svg:y1="2.025cm" svg:x2="13.5cm" svg:y2="2.025cm">
          <text:p/>
        </draw:line>
        <draw:line draw:style-name="gr12" draw:text-style-name="P1" draw:layer="layout" svg:x1="7cm" svg:y1="5.525cm" svg:x2="7cm" svg:y2="7.025cm">
          <text:p/>
        </draw:line>
        <draw:line draw:style-name="gr11" draw:text-style-name="P1" draw:layer="layout" svg:x1="2cm" svg:y1="7.025cm" svg:x2="7cm" svg:y2="7.0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Willink</meta:initial-creator>
    <meta:creation-date>2017-06-02T12:34:28.69</meta:creation-date>
    <dc:date>2017-06-07T09:00:08.98</dc:date>
    <dc:creator>Edward Willink</dc:creator>
    <meta:editing-duration>P1DT16H28M2S</meta:editing-duration>
    <meta:editing-cycles>6</meta:editing-cycles>
    <meta:generator>OpenOffice/4.1.3$Win32 OpenOffice.org_project/413m1$Build-9783</meta:generator>
    <meta:document-statistic meta:object-count="76"/>
  </office:meta>
</office:document-meta>
</file>